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199cm" fo:min-width="0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919cm" fo:min-width="0.669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2.04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2.0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9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hapes" draw:style-name="dp1" draw:master-page-name="Default">
        <draw:custom-shape draw:style-name="gr1" draw:text-style-name="P1" draw:layer="layout" svg:width="0.635cm" svg:height="0.635cm" svg:x="4.175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651cm" svg:x="5.064cm" svg:y="11.033cm">
          <text:p text:style-name="P2">c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651cm" svg:x="10.144cm" svg:y="7.604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889cm" svg:x="13.827cm" svg:y="2.778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667cm" svg:height="1.524cm" svg:x="18.526cm" svg:y="3.032cm">
          <text:p text:style-name="P2">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8.018cm" svg:y="4.937cm">
          <text:p text:style-name="P2">de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6.748cm" svg:y="7.096cm">
          <text:p text:style-name="P2">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3.446cm" svg:y="4.429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2.938cm" svg:y="10.906cm">
          <text:p text:style-name="P2">origin/</text:p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git reset" draw:style-name="dp1" draw:master-page-name="Default">
        <draw:custom-shape draw:style-name="gr1" draw:text-style-name="P1" xml:id="id2" draw:id="id2" draw:layer="layout" svg:width="0.635cm" svg:height="0.635cm" svg:x="10.77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651cm" svg:height="1.651cm" svg:x="10.27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6.416cm" svg:height="0.962cm" svg:x="1.002cm" svg:y="1.057cm">
          <draw:text-box>
            <text:p>git reset</text:p>
          </draw:text-box>
        </draw:frame>
        <draw:connector draw:style-name="gr6" draw:text-style-name="P4" draw:layer="layout" draw:type="line" svg:x1="11.097cm" svg:y1="4.432cm" svg:x2="11.097cm" svg:y2="3.035cm" draw:start-shape="id1" draw:start-glue-point="4" draw:end-shape="id2" draw:end-glue-point="8" svg:d="M11097 4432v-1397" svg:viewBox="0 0 1 1398">
          <text:p/>
        </draw:connector>
        <draw:custom-shape draw:style-name="gr2" draw:text-style-name="P1" xml:id="id7" draw:id="id7" draw:layer="layout" svg:width="1.651cm" svg:height="1.651cm" svg:x="10.269cm" svg:y="13.827cm">
          <text:p text:style-name="P2">f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635cm" svg:height="0.635cm" svg:x="10.77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651cm" svg:height="1.651cm" svg:x="10.27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1.097cm" svg:y1="4.432cm" svg:x2="11.097cm" svg:y2="3.035cm" draw:start-shape="id3" draw:start-glue-point="4" draw:end-shape="id4" draw:end-glue-point="8" svg:d="M11097 4432v-1397" svg:viewBox="0 0 1 1398">
          <text:p/>
        </draw:connector>
        <draw:custom-shape draw:style-name="gr3" draw:text-style-name="P1" xml:id="id8" draw:id="id8" draw:layer="layout" svg:width="2.54cm" svg:height="0.889cm" svg:x="1.889cm" svg:y="14.335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2.667cm" svg:height="1.524cm" svg:x="5.699cm" svg:y="13.954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1.651cm" svg:height="1.651cm" svg:x="10.27cm" svg:y="7.733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1.096cm" svg:y1="7.733cm" svg:x2="11.097cm" svg:y2="6.083cm" draw:start-shape="id5" draw:start-glue-point="4" draw:end-shape="id3" draw:end-glue-point="8" svg:d="M11096 7733l1-1650" svg:viewBox="0 0 2 1651">
          <text:p/>
        </draw:connector>
        <draw:connector draw:style-name="gr7" draw:text-style-name="P4" draw:layer="layout" draw:type="line" svg:x1="8.366cm" svg:y1="14.716cm" svg:x2="10.269cm" svg:y2="14.653cm" draw:start-shape="id6" draw:start-glue-point="1" draw:end-shape="id7" draw:end-glue-point="6" svg:d="M8366 14716l1903-63" svg:viewBox="0 0 1904 64">
          <text:p/>
        </draw:connector>
        <draw:connector draw:style-name="gr7" draw:text-style-name="P4" draw:layer="layout" draw:type="line" svg:x1="4.429cm" svg:y1="14.779cm" svg:x2="5.699cm" svg:y2="14.716cm" draw:start-shape="id8" draw:start-glue-point="1" draw:end-shape="id6" draw:end-glue-point="3" svg:d="M4429 14779l1270-63" svg:viewBox="0 0 1271 64">
          <text:p/>
        </draw:connector>
        <draw:custom-shape draw:style-name="gr2" draw:text-style-name="P1" xml:id="id9" draw:id="id9" draw:layer="layout" svg:width="1.651cm" svg:height="1.651cm" svg:x="10.269cm" svg:y="10.779cm">
          <text:p text:style-name="P2">c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1.095cm" svg:y1="10.779cm" svg:x2="11.096cm" svg:y2="9.384cm" draw:start-shape="id9" draw:start-glue-point="4" draw:end-shape="id5" draw:end-glue-point="8" svg:d="M11095 10779l1-1395" svg:viewBox="0 0 2 1396">
          <text:p/>
        </draw:connector>
        <draw:connector draw:style-name="gr7" draw:text-style-name="P4" draw:layer="layout" draw:type="line" svg:x1="11.095cm" svg:y1="13.827cm" svg:x2="11.095cm" svg:y2="12.43cm" draw:start-shape="id7" draw:start-glue-point="4" draw:end-shape="id9" draw:end-glue-point="8" svg:d="M11095 13827v-1397" svg:viewBox="0 0 1 1398">
          <text:p/>
        </draw:connector>
      </draw:page>
      <draw:page draw:name="branching after the fact" draw:style-name="dp1" draw:master-page-name="Default">
        <draw:frame draw:style-name="gr8" draw:text-style-name="P3" draw:layer="layout" svg:width="7.059cm" svg:height="0.962cm" svg:x="1.003cm" svg:y="1.059cm">
          <draw:text-box>
            <text:p>Branching after the fact</text:p>
          </draw:text-box>
        </draw:frame>
        <draw:custom-shape draw:style-name="gr1" draw:text-style-name="P1" xml:id="id11" draw:id="id11" draw:layer="layout" svg:width="0.635cm" svg:height="0.635cm" svg:x="10.78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651cm" svg:height="1.651cm" svg:x="10.272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1.098cm" svg:y1="4.432cm" svg:x2="11.098cm" svg:y2="3.035cm" draw:start-shape="id10" draw:start-glue-point="4" draw:end-shape="id11" draw:end-glue-point="8" svg:d="M11098 4432v-1397" svg:viewBox="0 0 1 1398">
          <text:p/>
        </draw:connector>
        <draw:custom-shape draw:style-name="gr2" draw:text-style-name="P1" xml:id="id16" draw:id="id16" draw:layer="layout" svg:width="1.651cm" svg:height="1.651cm" svg:x="10.27cm" svg:y="13.827cm">
          <text:p text:style-name="P2">f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635cm" svg:height="0.635cm" svg:x="10.78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651cm" svg:height="1.651cm" svg:x="10.272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1.098cm" svg:y1="4.432cm" svg:x2="11.098cm" svg:y2="3.035cm" draw:start-shape="id12" draw:start-glue-point="4" draw:end-shape="id13" draw:end-glue-point="8" svg:d="M11098 4432v-1397" svg:viewBox="0 0 1 1398">
          <text:p/>
        </draw:connector>
        <draw:custom-shape draw:style-name="gr3" draw:text-style-name="P1" xml:id="id17" draw:id="id17" draw:layer="layout" svg:width="2.54cm" svg:height="0.889cm" svg:x="1.89cm" svg:y="14.335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5" draw:id="id15" draw:layer="layout" svg:width="2.667cm" svg:height="1.524cm" svg:x="5.7cm" svg:y="13.954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1.651cm" svg:height="1.651cm" svg:x="10.271cm" svg:y="7.733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1.097cm" svg:y1="7.733cm" svg:x2="11.098cm" svg:y2="6.083cm" draw:start-shape="id14" draw:start-glue-point="4" draw:end-shape="id12" draw:end-glue-point="8" svg:d="M11097 7733l1-1650" svg:viewBox="0 0 2 1651">
          <text:p/>
        </draw:connector>
        <draw:connector draw:style-name="gr7" draw:text-style-name="P4" draw:layer="layout" draw:type="line" svg:x1="8.367cm" svg:y1="14.716cm" svg:x2="10.27cm" svg:y2="14.653cm" draw:start-shape="id15" draw:start-glue-point="1" draw:end-shape="id16" draw:end-glue-point="6" svg:d="M8367 14716l1903-63" svg:viewBox="0 0 1904 64">
          <text:p/>
        </draw:connector>
        <draw:connector draw:style-name="gr7" draw:text-style-name="P4" draw:layer="layout" draw:type="line" svg:x1="4.43cm" svg:y1="14.779cm" svg:x2="5.7cm" svg:y2="14.716cm" draw:start-shape="id17" draw:start-glue-point="1" draw:end-shape="id15" draw:end-glue-point="3" svg:d="M4430 14779l1270-63" svg:viewBox="0 0 1271 64">
          <text:p/>
        </draw:connector>
        <draw:custom-shape draw:style-name="gr2" draw:text-style-name="P1" xml:id="id18" draw:id="id18" draw:layer="layout" svg:width="1.651cm" svg:height="1.651cm" svg:x="10.27cm" svg:y="10.779cm">
          <text:p text:style-name="P2">c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1.096cm" svg:y1="10.779cm" svg:x2="11.097cm" svg:y2="9.384cm" draw:start-shape="id18" draw:start-glue-point="4" draw:end-shape="id14" draw:end-glue-point="8" svg:d="M11096 10779l1-1395" svg:viewBox="0 0 2 1396">
          <text:p/>
        </draw:connector>
        <draw:connector draw:style-name="gr7" draw:text-style-name="P4" draw:layer="layout" draw:type="line" svg:x1="11.096cm" svg:y1="13.827cm" svg:x2="11.096cm" svg:y2="12.43cm" draw:start-shape="id16" draw:start-glue-point="4" draw:end-shape="id18" draw:end-glue-point="8" svg:d="M11096 13827v-1397" svg:viewBox="0 0 1 139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solid" draw:fill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05T14:55:12.917267103</meta:creation-date>
    <dc:date>2020-05-13T10:18:14.434466901</dc:date>
    <meta:editing-duration>PT1H24M33S</meta:editing-duration>
    <meta:editing-cycles>20</meta:editing-cycles>
    <meta:generator>LibreOffice/6.4.3.2$MacOSX_X86_64 LibreOffice_project/747b5d0ebf89f41c860ec2a39efd7cb15b54f2d8</meta:generator>
    <meta:document-statistic meta:object-count="43"/>
  </office:meta>
</office:document-meta>
</file>